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Heading3" style:family="paragraph">
      <style:paragraph-properties fo:text-align="center"/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Heading3" style:family="paragraph">
      <style:paragraph-properties fo:text-align="center"/>
      <style:text-properties fo:language="en" fo:country="US"/>
    </style:style>
    <style:style style:name="P12" style:parent-style-name="Heading3" style:family="paragraph">
      <style:text-properties fo:language="en" fo:country="US"/>
    </style:style>
    <style:style style:name="P13" style:parent-style-name="Heading3" style:family="paragraph">
      <style:paragraph-properties fo:text-align="center"/>
      <style:text-properties fo:language="en" fo:country="US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fo:font-weight="bold" style:font-weight-asian="bold" style:font-weight-complex="bold" fo:language="en" fo:country="US"/>
    </style:style>
    <style:style style:name="T16" style:parent-style-name="DefaultParagraphFont" style:family="text">
      <style:text-properties fo:font-weight="bold" style:font-weight-asian="bold" style:font-weight-complex="bold" fo:language="en" fo:country="US"/>
    </style:style>
    <style:style style:name="P17" style:parent-style-name="Heading3" style:family="paragraph">
      <style:paragraph-properties fo:text-align="center"/>
      <style:text-properties fo:language="en" fo:country="US"/>
    </style:style>
    <style:style style:name="P18" style:parent-style-name="Heading3" style:family="paragraph">
      <style:paragraph-properties fo:text-align="center"/>
      <style:text-properties fo:language="en" fo:country="US"/>
    </style:style>
    <style:style style:name="P19" style:parent-style-name="Heading3" style:family="paragraph">
      <style:paragraph-properties fo:text-align="center"/>
      <style:text-properties fo:language="en" fo:country="US"/>
    </style:style>
    <style:style style:name="P20" style:parent-style-name="Heading3" style:family="paragraph">
      <style:paragraph-properties fo:text-align="center"/>
      <style:text-properties fo:language="en" fo:country="US"/>
    </style:style>
    <style:style style:name="P21" style:parent-style-name="Heading3" style:family="paragraph">
      <style:paragraph-properties fo:text-align="center"/>
      <style:text-properties fo:language="en" fo:country="US"/>
    </style:style>
    <style:style style:name="P22" style:parent-style-name="Heading3" style:family="paragraph">
      <style:paragraph-properties fo:text-align="center"/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Heading5" style:family="paragraph">
      <style:text-properties fo:language="en" fo:country="US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1" style:parent-style-name="Normal" style:family="paragraph">
      <style:paragraph-properties fo:break-before="page"/>
    </style:style>
    <style:style style:name="P32" style:parent-style-name="Standard" style:family="paragraph">
      <style:paragraph-properties fo:text-align="center"/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4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5" style:parent-style-name="Heading5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Heading5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Heading5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Heading5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Heading5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Heading5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paragraph-properties fo:text-align="center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0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51" style:parent-style-name="Heading5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Heading5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Heading5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Heading5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Heading5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Heading5" style:family="paragraph">
      <style:text-properties fo:language="en" fo:country="US"/>
    </style:style>
    <style:style style:name="P62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9" style:parent-style-name="Standard" style:family="paragraph">
      <style:paragraph-properties fo:text-align="center"/>
    </style:style>
    <style:style style:name="T70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7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72" style:parent-style-name="Heading5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Heading5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Heading5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Heading5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Heading5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Heading5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86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87" style:parent-style-name="Standard" style:family="paragraph">
      <style:paragraph-properties fo:text-align="center"/>
    </style:style>
    <style:style style:name="T88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89" style:parent-style-name="Heading5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Heading5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Heading5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Heading5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Heading5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Heading5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03" style:parent-style-name="Standard" style:family="paragraph">
      <style:paragraph-properties fo:text-align="center"/>
    </style:style>
    <style:style style:name="T104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05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06" style:parent-style-name="Heading5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Heading5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Heading5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Heading5" style:family="paragraph">
      <style:text-properties fo:language="en" fo:country="US"/>
    </style:style>
    <style:style style:name="P113" style:parent-style-name="Normal" style:family="paragraph">
      <style:text-properties style:font-name="Arial" style:font-name-complex="Arial" fo:font-size="11pt" style:font-size-asian="11pt" style:font-size-complex="11pt" fo:language="en" fo:country="US"/>
    </style:style>
    <style:style style:name="P114" style:parent-style-name="Heading5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Heading5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1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20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24" style:parent-style-name="Standard" style:family="paragraph">
      <style:paragraph-properties fo:text-align="center"/>
    </style:style>
    <style:style style:name="T125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26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27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28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29" style:parent-style-name="Heading5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Heading5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Heading5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Heading5" style:family="paragraph">
      <style:text-properties fo:language="en" fo:country="US"/>
    </style:style>
    <style:style style:name="P136" style:parent-style-name="Normal" style:family="paragraph">
      <style:text-properties style:font-name="Arial" style:font-name-complex="Arial" fo:font-size="11pt" style:font-size-asian="11pt" style:font-size-complex="11pt" fo:language="en" fo:country="US"/>
    </style:style>
    <style:style style:name="P137" style:parent-style-name="Heading5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Heading5" style:family="paragraph">
      <style:text-properties fo:language="en" fo:country="US"/>
    </style:style>
    <style:style style:name="P140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41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42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Id<text:tab/><text:tab/>Name</text:p>
      <text:p text:style-name="P2"/>
      <text:p text:style-name="P3">1.01<text:s/><text:tab/><text:tab/>Start<text:s/>application</text:p>
      <text:p text:style-name="P4">1.02<text:s/><text:tab/><text:tab/>Go to<text:s/>overview</text:p>
      <text:p text:style-name="P5">1.03<text:s/><text:tab/><text:tab/>Exit<text:s/>from<text:s/>overview<text:s/>to menu</text:p>
      <text:p text:style-name="P6">1.04<text:tab/><text:tab/>Exit application</text:p>
      <text:p text:style-name="P7">1.06<text:tab/><text:tab/>View Options Menu</text:p>
      <text:p text:style-name="P8">1.07<text:tab/><text:tab/>Change an<text:s/>option</text:p>
      <text:h text:style-name="P9" text:outline-level="3"><text:bookmark-start text:name="h.owxjaxe300s"/><text:bookmark-end text:name="h.owxjaxe300s"/><text:tab/><text:tab/><text:tab/></text:h>
      <text:p text:style-name="P10"><text:tab/><text:tab/><text:tab/></text:p>
      <text:h text:style-name="P11" text:outline-level="3"><text:bookmark-start text:name="h.sp7s6riiykp9"/><text:bookmark-end text:name="h.sp7s6riiykp9"/></text:h>
      <text:h text:style-name="P12" text:outline-level="3"><text:bookmark-start text:name="h.a0g56dhl2eb"/><text:bookmark-end text:name="h.a0g56dhl2eb"/></text:h>
      <text:h text:style-name="P13" text:outline-level="3"/>
      <text:p text:style-name="P14"><text:span text:style-name="T15"><text:tab/></text:span><text:span text:style-name="T16"><text:tab/></text:span></text:p>
      <text:h text:style-name="P17" text:outline-level="3"><text:bookmark-start text:name="h.ogme5u7h3fs2"/><text:bookmark-end text:name="h.ogme5u7h3fs2"/></text:h>
      <text:h text:style-name="P18" text:outline-level="3"><text:bookmark-start text:name="h.r1n7u5k8lysq"/><text:bookmark-end text:name="h.r1n7u5k8lysq"/></text:h>
      <text:h text:style-name="P19" text:outline-level="3"><text:bookmark-start text:name="h.mb1f9mffbtan"/><text:bookmark-end text:name="h.mb1f9mffbtan"/></text:h>
      <text:h text:style-name="P20" text:outline-level="3"/>
      <text:h text:style-name="P21" text:outline-level="3"><text:bookmark-start text:name="h.plq7r4t753dd"/><text:bookmark-end text:name="h.plq7r4t753dd"/><text:s/></text:h>
      <text:h text:style-name="P22" text:outline-level="3"><text:bookmark-start text:name="h.r2i3bjglfqp0"/><text:bookmark-end text:name="h.r2i3bjglfqp0"/><text:tab/><text:tab/><text:tab/><text:tab/><text:tab/></text:h>
      <text:p text:style-name="P23"/>
      <text:p text:style-name="P24"/>
      <text:p text:style-name="P25"/>
      <text:p text:style-name="P26"/>
      <text:p text:style-name="P27"/>
      <text:h text:style-name="P28" text:outline-level="5"><text:bookmark-start text:name="h.q182p64fezd9"/><text:bookmark-end text:name="h.q182p64fezd9"/></text:h>
      <text:p text:style-name="P29"/>
      <text:p text:style-name="P30"/>
      <text:p text:style-name="P31"/>
      <text:soft-page-break/>
      <text:p text:style-name="P32"><text:span text:style-name="T33">1.01 Start<text:s/></text:span><text:span text:style-name="T34">application</text:span></text:p>
      <text:h text:style-name="P35" text:outline-level="5"><text:bookmark-start text:name="h.s1j8zxu1rmud"/><text:bookmark-end text:name="h.s1j8zxu1rmud"/>Trigger</text:h>
      <text:p text:style-name="P36">The user chooses to start<text:s/>the application.</text:p>
      <text:h text:style-name="P37" text:outline-level="5"><text:bookmark-start text:name="h.mftqa4qzxsgm"/><text:bookmark-end text:name="h.mftqa4qzxsgm"/>Precondition</text:h>
      <text:p text:style-name="P38">The user<text:s/>has installed the application.</text:p>
      <text:h text:style-name="P39" text:outline-level="5"><text:bookmark-start text:name="h.qiiz2b7xmqvg"/><text:bookmark-end text:name="h.qiiz2b7xmqvg"/>Basic<text:s/>path</text:h>
      <text:p text:style-name="P40">The<text:s/>application<text:s/>starts<text:s/>to the start menu.</text:p>
      <text:h text:style-name="P41" text:outline-level="5"><text:bookmark-start text:name="h.57r8qrqgr8z1"/><text:bookmark-end text:name="h.57r8qrqgr8z1"/>Exception path</text:h>
      <text:p text:style-name="P42">The program<text:s/>is running. The system<text:s/>tells the user the program is running.</text:p>
      <text:h text:style-name="P43" text:outline-level="5"><text:bookmark-start text:name="h.wdtbde3b6f2p"/><text:bookmark-end text:name="h.wdtbde3b6f2p"/>Post condition</text:h>
      <text:p text:style-name="P44">The<text:s/>application<text:s/>is running.</text:p>
      <text:h text:style-name="P45" text:outline-level="5"><text:bookmark-start text:name="h.ipvvlhm3uix6"/><text:bookmark-end text:name="h.ipvvlhm3uix6"/>Author</text:h>
      <text:p text:style-name="P46"/>
      <text:p text:style-name="P47"/>
      <text:p text:style-name="P48"><text:span text:style-name="T49">1.02<text:s/></text:span><text:span text:style-name="T50">Go to overview</text:span></text:p>
      <text:h text:style-name="P51" text:outline-level="5"><text:bookmark-start text:name="h.qmk56squ9x71"/><text:bookmark-end text:name="h.qmk56squ9x71"/>Trigger</text:h>
      <text:p text:style-name="P52">The user<text:s/>chooses<text:s/>to<text:s/>go to overview.</text:p>
      <text:h text:style-name="P53" text:outline-level="5"><text:bookmark-start text:name="h.5oyctll2pet8"/><text:bookmark-end text:name="h.5oyctll2pet8"/>Precondition</text:h>
      <text:p text:style-name="P54">The user<text:s/>is in main menu.</text:p>
      <text:h text:style-name="P55" text:outline-level="5"><text:bookmark-start text:name="h.nrxlchnckwgm"/><text:bookmark-end text:name="h.nrxlchnckwgm"/>Basic path</text:h>
      <text:p text:style-name="P56">The overview is where the user left it.</text:p>
      <text:h text:style-name="P57" text:outline-level="5"><text:bookmark-start text:name="h.5yjoikabo834"/><text:bookmark-end text:name="h.5yjoikabo834"/>Exception path</text:h>
      <text:p text:style-name="P58">The user has never used the application. There is no overview.</text:p>
      <text:h text:style-name="P59" text:outline-level="5"><text:bookmark-start text:name="h.vqrhvt14llzt"/><text:bookmark-end text:name="h.vqrhvt14llzt"/>Post condition</text:h>
      <text:p text:style-name="P60">The<text:s/>overview is where the user left it.</text:p>
      <text:h text:style-name="P61" text:outline-level="5">Author</text:h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<text:span text:style-name="T70">1.03<text:s/></text:span><text:span text:style-name="T71">Exit from overview to menu</text:span></text:p>
      <text:h text:style-name="P72" text:outline-level="5">Trigger</text:h>
      <text:p text:style-name="P73">The user clicks on the “menu button”, or the “back button”. <text:s/>The<text:s/>overview is saved and the<text:s/>menu is opened.</text:p>
      <text:h text:style-name="P74" text:outline-level="5">Precondition</text:h>
      <text:p text:style-name="P75">The user is in overview.</text:p>
      <text:h text:style-name="P76" text:outline-level="5">Basic path</text:h>
      <text:p text:style-name="P77">Overview is saved<text:s/>and the menu becomes visible.</text:p>
      <text:h text:style-name="P78" text:outline-level="5">Exception path</text:h>
      <text:p text:style-name="P79">No exception path</text:p>
      <text:h text:style-name="P80" text:outline-level="5">Post condition</text:h>
      <text:p text:style-name="P81">Overview is saved<text:s/>and the menu<text:s/>is<text:s/>visible.</text:p>
      <text:h text:style-name="P82" text:outline-level="5">Author</text:h>
      <text:p text:style-name="P83"/>
      <text:p text:style-name="P84"/>
      <text:p text:style-name="P85"/>
      <text:p text:style-name="P86"/>
      <text:p text:style-name="P87"><text:span text:style-name="T88">1.04 Exit Application</text:span></text:p>
      <text:h text:style-name="P89" text:outline-level="5"><text:bookmark-start text:name="h.1jl8mae3h8f"/><text:bookmark-end text:name="h.1jl8mae3h8f"/>Trigger</text:h>
      <text:p text:style-name="P90">The user<text:s/>chooses<text:s/>to exit application.</text:p>
      <text:h text:style-name="P91" text:outline-level="5"><text:bookmark-start text:name="h.saht2fii045c"/><text:bookmark-end text:name="h.saht2fii045c"/>Precondition</text:h>
      <text:p text:style-name="P92">The user is in main menu<text:s/>or overview.</text:p>
      <text:h text:style-name="P93" text:outline-level="5"><text:bookmark-start text:name="h.aq6hmttfl5us"/><text:bookmark-end text:name="h.aq6hmttfl5us"/>Basic path</text:h>
      <text:p text:style-name="P94">The application saves<text:s/>overview<text:s/>state<text:s/>and<text:s/>then<text:s/>quit the application.</text:p>
      <text:h text:style-name="P95" text:outline-level="5"><text:bookmark-start text:name="h.gk7wwurbdu7o"/><text:bookmark-end text:name="h.gk7wwurbdu7o"/>Exception path</text:h>
      <text:p text:style-name="P96">Something happens to close the application and the<text:s/>overview<text:s/>state is not saved.<text:s/></text:p>
      <text:h text:style-name="P97" text:outline-level="5"><text:bookmark-start text:name="h.a6euue8vksjf"/><text:bookmark-end text:name="h.a6euue8vksjf"/>Post condition</text:h>
      <text:p text:style-name="P98">The application is no longer running.</text:p>
      <text:h text:style-name="P99" text:outline-level="5">Author</text:h>
      <text:p text:style-name="P100"/>
      <text:p text:style-name="P101"/>
      <text:p text:style-name="P102"/>
      <text:p text:style-name="P103"><text:span text:style-name="T104">1.05</text:span><text:span text:style-name="T105"><text:s/>View Options menu</text:span></text:p>
      <text:soft-page-break/>
      <text:h text:style-name="P106" text:outline-level="5">Trigger</text:h>
      <text:p text:style-name="P107">The<text:s/>user chooses options</text:p>
      <text:h text:style-name="P108" text:outline-level="5">Precondition</text:h>
      <text:p text:style-name="P109">The application is running and the menu is visible.</text:p>
      <text:h text:style-name="P110" text:outline-level="5">Basic path</text:h>
      <text:p text:style-name="P111">The available options are<text:s/>shown in a menu.</text:p>
      <text:h text:style-name="P112" text:outline-level="5">Exception path</text:h>
      <text:p text:style-name="P113">No exception path</text:p>
      <text:h text:style-name="P114" text:outline-level="5">Post condition</text:h>
      <text:p text:style-name="P115">The options menu is shown.</text:p>
      <text:h text:style-name="P116" text:outline-level="5">Author</text:h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<text:span text:style-name="T125">1.06</text:span><text:span text:style-name="T126"><text:s/>Change a</text:span><text:span text:style-name="T127">n</text:span><text:span text:style-name="T128"><text:s/>option</text:span></text:p>
      <text:h text:style-name="P129" text:outline-level="5">Trigger</text:h>
      <text:p text:style-name="P130">The user<text:s/>changes<text:s/>an<text:s/>option.</text:p>
      <text:h text:style-name="P131" text:outline-level="5">Precondition</text:h>
      <text:p text:style-name="P132">The application is running and the options menu is shown.</text:p>
      <text:h text:style-name="P133" text:outline-level="5">Basic path</text:h>
      <text:p text:style-name="P134">Options are changed and the user chooses<text:s/>to confirm.</text:p>
      <text:h text:style-name="P135" text:outline-level="5">Exception path</text:h>
      <text:p text:style-name="P136">No exception path</text:p>
      <text:h text:style-name="P137" text:outline-level="5">Post condition</text:h>
      <text:p text:style-name="P138">The options menu is still<text:s/>shown;<text:s/>the new options have been saved.</text:p>
      <text:h text:style-name="P139" text:outline-level="5">Author</text:h>
      <text:p text:style-name="P140"/>
      <text:p text:style-name="P141"/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hannes Schygge</meta:initial-creator>
    <dc:creator>Uzer</dc:creator>
    <meta:creation-date>2012-03-28T13:55:00Z</meta:creation-date>
    <dc:date>2012-03-28T14:24:00Z</dc:date>
    <meta:template xlink:href="Normal.dotm" xlink:type="simple"/>
    <meta:editing-cycles>17</meta:editing-cycles>
    <meta:editing-duration>PT3060S</meta:editing-duration>
    <meta:document-statistic meta:page-count="4" meta:paragraph-count="80" meta:word-count="337" meta:character-count="1976" meta:row-count="127" meta:non-whitespace-character-count="1693"/>
  </office:meta>
</office:document-meta>
</file>